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sultOperation.isAlways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ultOperation.get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ultOperation.getException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sultOperation.CacheResultOperation( CacheMethodDetails &lt; CacheResult &gt; methodDetails , CacheResolver cacheResolver , KeyGenerator keyGenerator , @ Nullable CacheResolver exceptionCache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ResultOperation.getException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